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1">
            <text:p>1</text:p>
          </table:table-cell>
          <table:table-cell table:formula="of:=[.B1]*[.A1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formula="of:=[.B2]*[.A2]" office:value-type="float" office:value="81">
            <text:p>8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B3]*[.A3]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table:formula="of:=[.B4]*[.A4]" office:value-type="float" office:value="891">
            <text:p>89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formula="of:=[.B5]*[.A5]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99">
            <text:p>99</text:p>
          </table:table-cell>
          <table:table-cell table:formula="of:=[.B6]*[.A6]" office:value-type="float" office:value="9801">
            <text:p>980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formula="of:=[.B7]*[.A7]" office:value-type="float" office:value="1000">
            <text:p>100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99">
            <text:p>99</text:p>
          </table:table-cell>
          <table:table-cell table:formula="of:=[.B8]*[.A8]" office:value-type="float" office:value="98901">
            <text:p>9890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 office:value-type="float" office:value="100">
            <text:p>100</text:p>
          </table:table-cell>
          <table:table-cell table:formula="of:=[.B9]*[.A9]" office:value-type="float" office:value="10000">
            <text:p>10000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 office:value-type="float" office:value="999">
            <text:p>999</text:p>
          </table:table-cell>
          <table:table-cell table:formula="of:=[.B10]*[.A10]" office:value-type="float" office:value="998001">
            <text:p>99800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2"/>
          <table:table-cell table:formula="of:=[.B11]*[.A1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2]*[.A1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3]*[.A1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4]*[.A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5]*[.A1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6]*[.A1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7]*[.A1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8]*[.A1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19]*[.A1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20]*[.A2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21]*[.A2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22]*[.A22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23]*[.A23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24]*[.A2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25]*[.A2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26]*[.A2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27]*[.A2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28]*[.A28]" office:value-type="float" office:value="0">
            <text:p>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4">07/14/2012</text:date>, <text:time>15:3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7-14T15:31:20</meta:creation-date>
    <dc:date>2012-07-14T15:34:50</dc:date>
    <meta:editing-duration>PT00H03M31S</meta:editing-duration>
    <meta:editing-cycles>1</meta:editing-cycles>
    <meta:document-statistic meta:table-count="3" meta:cell-count="100" meta:object-count="0"/>
    <meta:generator>OpenOffice.org/3.1$Unix OpenOffice.org_project/310m19$Build-9420</meta:generator>
  </office:meta>
</office:document-meta>
</file>